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gain and time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Gain 1</text:p>
          </table:table-cell>
          <table:table-cell table:style-name="Default" office:value-type="string" calcext:value-type="string">
            <text:p>Gain 25</text:p>
          </table:table-cell>
          <table:table-cell table:style-name="Default" office:value-type="string" calcext:value-type="string">
            <text:p>Gain 428</text:p>
          </table:table-cell>
          <table:table-cell table:style-name="Default" office:value-type="string" calcext:value-type="string">
            <text:p>Gain 98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100ms</text:p>
          </table:table-cell>
          <table:table-cell office:value-type="float" office:value="79" calcext:value-type="float">
            <text:p>79</text:p>
          </table:table-cell>
          <table:table-cell office:value-type="float" office:value="1909" calcext:value-type="float">
            <text:p>1909</text:p>
          </table:table-cell>
          <table:table-cell office:value-type="float" office:value="32928" calcext:value-type="float">
            <text:p>32928</text:p>
          </table:table-cell>
          <table:table-cell office:value-type="float" office:value="37888" calcext:value-type="float">
            <text:p>37888</text:p>
          </table:table-cell>
          <table:table-cell/>
          <table:table-cell office:value-type="string" calcext:value-type="string">
            <text:p>full</text:p>
          </table:table-cell>
        </table:table-row>
        <table:table-row table:style-name="ro1">
          <table:covered-table-cell office:value-type="string" calcext:value-type="string">
            <text:p>200ms</text:p>
          </table:covered-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9957" calcext:value-type="float">
            <text:p>1995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light</text:p>
          </table:table-cell>
        </table:table-row>
        <table:table-row table:style-name="ro1">
          <table:covered-table-cell office:value-type="string" calcext:value-type="string">
            <text:p>300ms</text:p>
          </table:covered-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12971" calcext:value-type="float">
            <text:p>12971</text:p>
          </table:table-cell>
          <table:table-cell table:style-name="ce4" office:value-type="float" office:value="37888" calcext:value-type="float">
            <text:p>37888</text:p>
          </table:table-cell>
          <table:table-cell/>
          <table:table-cell office:value-type="string" calcext:value-type="string">
            <text:p>I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0ms</text:p>
          </table:table-cell>
          <table:table-cell office:value-type="float" office:value="156" calcext:value-type="float">
            <text:p>156</text:p>
          </table:table-cell>
          <table:table-cell office:value-type="float" office:value="3768" calcext:value-type="float">
            <text:p>3768</text:p>
          </table:table-cell>
          <table:table-cell office:value-type="float" office:value="65053" calcext:value-type="float">
            <text:p>65053</text:p>
          </table:table-cell>
          <table:table-cell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500ms</text:p>
          </table:covered-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9429" calcext:value-type="float">
            <text:p>394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600ms</text:p>
          </table:covered-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25624" calcext:value-type="float">
            <text:p>25624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300ms</text:p>
          </table:table-cell>
          <table:table-cell office:value-type="float" office:value="234" calcext:value-type="float">
            <text:p>234</text:p>
          </table:table-cell>
          <table:table-cell office:value-type="float" office:value="5625" calcext:value-type="float">
            <text:p>5625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359" calcext:value-type="float">
            <text:p>3359</text:p>
          </table:table-cell>
          <table:table-cell table:style-name="ce3" office:value-type="float" office:value="27248" calcext:value-type="float">
            <text:p>272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92" calcext:value-type="float">
            <text:p>92</text:p>
          </table:table-cell>
          <table:table-cell table:style-name="ce4" office:value-type="float" office:value="2266" calcext:value-type="float">
            <text:p>2266</text:p>
          </table:table-cell>
          <table:table-cell table:style-name="ce4" office:value-type="float" office:value="38287" calcext:value-type="float">
            <text:p>38287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400ms</text:p>
          </table:table-cell>
          <table:table-cell office:value-type="float" office:value="311" calcext:value-type="float">
            <text:p>311</text:p>
          </table:table-cell>
          <table:table-cell office:value-type="float" office:value="7488" calcext:value-type="float">
            <text:p>7488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472" calcext:value-type="float">
            <text:p>4472</text:p>
          </table:table-cell>
          <table:table-cell table:style-name="ce3" office:value-type="float" office:value="14597" calcext:value-type="float">
            <text:p>1459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016" calcext:value-type="float">
            <text:p>3016</text:p>
          </table:table-cell>
          <table:table-cell table:style-name="ce4" office:value-type="float" office:value="50938" calcext:value-type="float">
            <text:p>50938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500ms</text:p>
          </table:table-cell>
          <table:table-cell office:value-type="float" office:value="388" calcext:value-type="float">
            <text:p>388</text:p>
          </table:table-cell>
          <table:table-cell office:value-type="float" office:value="9345" calcext:value-type="float">
            <text:p>9345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582" calcext:value-type="float">
            <text:p>5582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763" calcext:value-type="float">
            <text:p>3763</text:p>
          </table:table-cell>
          <table:table-cell table:style-name="ce4" office:value-type="float" office:value="63642" calcext:value-type="float">
            <text:p>63642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600ms</text:p>
          </table:table-cell>
          <table:table-cell office:value-type="float" office:value="465" calcext:value-type="float">
            <text:p>465</text:p>
          </table:table-cell>
          <table:table-cell office:value-type="float" office:value="11206" calcext:value-type="float">
            <text:p>11206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689" calcext:value-type="float">
            <text:p>66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517" calcext:value-type="float">
            <text:p>4517</text:p>
          </table:table-cell>
          <table:table-cell table:number-columns-repeated="2" table:style-name="ce4" office:value-type="float" office:value="65535" calcext:value-type="float">
            <text:p>65535</text:p>
          </table:table-cell>
          <table:table-cell table:number-columns-repeated="2"/>
        </table:table-row>
      </table:table>
      <table:table table:name="mesure vs EV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 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ain 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ef : 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mesured</text:p>
          </table:table-cell>
          <table:table-cell office:value-type="string" calcext:value-type="string">
            <text:p>EV @ 100 iso</text:p>
          </table:table-cell>
          <table:table-cell office:value-type="string" calcext:value-type="string">
            <text:p>mesured/EV</text:p>
          </table:table-cell>
          <table:table-cell office:value-type="string" calcext:value-type="string">
            <text:p>sqrt(mesured)/EV</text:p>
          </table:table-cell>
          <table:table-cell office:value-type="string" calcext:value-type="string">
            <text:p>sqrt(mesured/EV)</text:p>
          </table:table-cell>
          <table:table-cell office:value-type="string" calcext:value-type="string">
            <text:p>mesured/gain</text:p>
          </table:table-cell>
          <table:table-cell office:value-type="string" calcext:value-type="string">
            <text:p>mesured/time/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520" calcext:value-type="float">
            <text:p>1520</text:p>
          </table:table-cell>
          <table:table-cell office:value-type="float" office:value="6.5" calcext:value-type="float">
            <text:p>6,5</text:p>
          </table:table-cell>
          <table:table-cell table:formula="of:=ROUND([.B3]/[.C3])" office:value-type="float" office:value="234" calcext:value-type="float">
            <text:p>234</text:p>
          </table:table-cell>
          <table:table-cell table:formula="of:=ROUND(SQRT([.B3])/[.C3])" office:value-type="float" office:value="6" calcext:value-type="float">
            <text:p>6</text:p>
          </table:table-cell>
          <table:table-cell table:formula="of:=ROUND(SQRT([.D3]))" office:value-type="float" office:value="15" calcext:value-type="float">
            <text:p>15</text:p>
          </table:table-cell>
          <table:table-cell table:formula="of:=[.B3]/25" office:value-type="float" office:value="60.8" calcext:value-type="float">
            <text:p>60,8</text:p>
          </table:table-cell>
          <table:table-cell table:formula="of:=[.B3]/[.$B$1]/[.$D$1]" office:value-type="float" office:value="0.304" calcext:value-type="float">
            <text:p>0,304</text:p>
          </table:table-cell>
          <table:table-cell table:formula="of:=[.B3]/([.$B$1]*[.$D$1]/[.$F$1])" office:value-type="float" office:value="124.032" calcext:value-type="float">
            <text:p>124,032</text:p>
          </table:table-cell>
          <table:table-cell table:formula="of:=[.I3]/[.C3]" office:value-type="float" office:value="19.0818461538462" calcext:value-type="float">
            <text:p>19,081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ble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ROUND([.B4]/[.C3])" office:value-type="float" office:value="127" calcext:value-type="float">
            <text:p>127</text:p>
          </table:table-cell>
          <table:table-cell table:formula="of:=ROUND(SQRT([.B4])/[.C3])" office:value-type="float" office:value="4" calcext:value-type="float">
            <text:p>4</text:p>
          </table:table-cell>
          <table:table-cell table:formula="of:=ROUND(SQRT([.D4])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ROUND([.B5]/[.C3])" office:value-type="float" office:value="107" calcext:value-type="float">
            <text:p>107</text:p>
          </table:table-cell>
          <table:table-cell table:formula="of:=ROUND(SQRT([.B5])/[.C3])" office:value-type="float" office:value="4" calcext:value-type="float">
            <text:p>4</text:p>
          </table:table-cell>
          <table:table-cell table:formula="of:=ROUND(SQRT([.D5])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blu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2883" calcext:value-type="float">
            <text:p>2883</text:p>
          </table:table-cell>
          <table:table-cell office:value-type="float" office:value="8.5" calcext:value-type="float">
            <text:p>8,5</text:p>
          </table:table-cell>
          <table:table-cell table:formula="of:=ROUND([.B7]/[.C7])" office:value-type="float" office:value="339" calcext:value-type="float">
            <text:p>339</text:p>
          </table:table-cell>
          <table:table-cell table:formula="of:=ROUND(SQRT([.B7])/[.C7])" office:value-type="float" office:value="6" calcext:value-type="float">
            <text:p>6</text:p>
          </table:table-cell>
          <table:table-cell table:formula="of:=ROUND(SQRT([.D7]))" office:value-type="float" office:value="18" calcext:value-type="float">
            <text:p>18</text:p>
          </table:table-cell>
          <table:table-cell table:formula="of:=[.B7]/25" office:value-type="float" office:value="115.32" calcext:value-type="float">
            <text:p>115,32</text:p>
          </table:table-cell>
          <table:table-cell table:formula="of:=[.B7]/[.$B$1]/[.$D$1]" office:value-type="float" office:value="0.5766" calcext:value-type="float">
            <text:p>0,5766</text:p>
          </table:table-cell>
          <table:table-cell table:formula="of:=[.B7]/([.$B$1]*[.$D$1]/[.$F$1])" office:value-type="float" office:value="235.2528" calcext:value-type="float">
            <text:p>235,2528</text:p>
          </table:table-cell>
          <table:table-cell table:formula="of:=[.I7]/[.C7]" office:value-type="float" office:value="27.6768" calcext:value-type="float">
            <text:p>27,6768</text:p>
          </table:table-cell>
          <table:table-cell office:value-type="string" calcext:value-type="string">
            <text:p>full</text:p>
          </table:table-cell>
          <table:table-cell office:value-type="float" office:value="65535" calcext:value-type="float">
            <text:p>65535</text:p>
          </table:table-cell>
          <table:table-cell table:formula="of:=ROUND(AVERAGE([.L7];[.L12];[.L17];[.L22];[.L27];[.M32]))" office:value-type="float" office:value="65535" calcext:value-type="float">
            <text:p>65535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float" office:value="1836" calcext:value-type="float">
            <text:p>1836</text:p>
          </table:table-cell>
          <table:table-cell/>
          <table:table-cell table:formula="of:=ROUND([.B8]/[.C7])" office:value-type="float" office:value="216" calcext:value-type="float">
            <text:p>216</text:p>
          </table:table-cell>
          <table:table-cell table:formula="of:=ROUND(SQRT([.B8])/[.C7])" office:value-type="float" office:value="5" calcext:value-type="float">
            <text:p>5</text:p>
          </table:table-cell>
          <table:table-cell table:formula="of:=ROUND(SQRT([.D8])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ight</text:p>
          </table:table-cell>
          <table:table-cell office:value-type="float" office:value="20920" calcext:value-type="float">
            <text:p>20920</text:p>
          </table:table-cell>
          <table:table-cell table:formula="of:=ROUND(AVERAGE([.L8];[.L13];[.L18];[.L23];[.L28];[.M33]))" office:value-type="float" office:value="21374" calcext:value-type="float">
            <text:p>21374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ROUND([.B9]/[.C7])" office:value-type="float" office:value="123" calcext:value-type="float">
            <text:p>123</text:p>
          </table:table-cell>
          <table:table-cell table:formula="of:=ROUND(SQRT([.B9])/[.C7])" office:value-type="float" office:value="4" calcext:value-type="float">
            <text:p>4</text:p>
          </table:table-cell>
          <table:table-cell table:formula="of:=ROUND(SQRT([.D9])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IR</text:p>
          </table:table-cell>
          <table:table-cell office:value-type="float" office:value="44615" calcext:value-type="float">
            <text:p>44615</text:p>
          </table:table-cell>
          <table:table-cell table:formula="of:=ROUND(AVERAGE([.L9];[.L14];[.L19];[.L24];[.M29];[.M34]))" office:value-type="float" office:value="44465" calcext:value-type="float">
            <text:p>444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6551" calcext:value-type="float">
            <text:p>6551</text:p>
          </table:table-cell>
          <table:table-cell office:value-type="float" office:value="11" calcext:value-type="float">
            <text:p>11</text:p>
          </table:table-cell>
          <table:table-cell table:formula="of:=ROUND([.B11]/[.C11])" office:value-type="float" office:value="596" calcext:value-type="float">
            <text:p>596</text:p>
          </table:table-cell>
          <table:table-cell table:formula="of:=ROUND(SQRT([.B11])/[.C11])" office:value-type="float" office:value="7" calcext:value-type="float">
            <text:p>7</text:p>
          </table:table-cell>
          <table:table-cell table:formula="of:=ROUND(SQRT([.D11]))" office:value-type="float" office:value="24" calcext:value-type="float">
            <text:p>24</text:p>
          </table:table-cell>
          <table:table-cell table:formula="of:=[.B11]/25" office:value-type="float" office:value="262.04" calcext:value-type="float">
            <text:p>262,04</text:p>
          </table:table-cell>
          <table:table-cell table:formula="of:=[.B11]/[.$B$1]/[.$D$1]" office:value-type="float" office:value="1.3102" calcext:value-type="float">
            <text:p>1,3102</text:p>
          </table:table-cell>
          <table:table-cell table:formula="of:=[.B11]/([.$B$1]*[.$D$1]/[.$F$1])" office:value-type="float" office:value="534.5616" calcext:value-type="float">
            <text:p>534,5616</text:p>
          </table:table-cell>
          <table:table-cell table:formula="of:=[.I11]/[.C11]" office:value-type="float" office:value="48.5965090909091" calcext:value-type="float">
            <text:p>48,5965090909</text:p>
          </table:table-cell>
          <table:table-cell office:value-type="string" calcext:value-type="string">
            <text:p>blu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office:value-type="float" office:value="4507" calcext:value-type="float">
            <text:p>4507</text:p>
          </table:table-cell>
          <table:table-cell/>
          <table:table-cell table:formula="of:=ROUND([.B12]/[.C11])" office:value-type="float" office:value="410" calcext:value-type="float">
            <text:p>410</text:p>
          </table:table-cell>
          <table:table-cell table:formula="of:=ROUND(SQRT([.B12])/[.C11])" office:value-type="float" office:value="6" calcext:value-type="float">
            <text:p>6</text:p>
          </table:table-cell>
          <table:table-cell table:formula="of:=ROUND(SQRT([.D12]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full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2044" calcext:value-type="float">
            <text:p>2044</text:p>
          </table:table-cell>
          <table:table-cell/>
          <table:table-cell table:formula="of:=ROUND([.B13]/[.C11])" office:value-type="float" office:value="186" calcext:value-type="float">
            <text:p>186</text:p>
          </table:table-cell>
          <table:table-cell table:formula="of:=ROUND(SQRT([.B13])/[.C11])" office:value-type="float" office:value="4" calcext:value-type="float">
            <text:p>4</text:p>
          </table:table-cell>
          <table:table-cell table:formula="of:=ROUND(SQRT([.D13])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light</text:p>
          </table:table-cell>
          <table:table-cell office:value-type="float" office:value="20940" calcext:value-type="float">
            <text:p>2094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IR</text:p>
          </table:table-cell>
          <table:table-cell office:value-type="float" office:value="44595" calcext:value-type="float">
            <text:p>44595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9412" calcext:value-type="float">
            <text:p>49412</text:p>
          </table:table-cell>
          <table:table-cell office:value-type="float" office:value="13" calcext:value-type="float">
            <text:p>13</text:p>
          </table:table-cell>
          <table:table-cell table:formula="of:=ROUND([.B15]/[.C15])" office:value-type="float" office:value="3801" calcext:value-type="float">
            <text:p>3801</text:p>
          </table:table-cell>
          <table:table-cell table:formula="of:=ROUND(SQRT([.B15])/[.C15])" office:value-type="float" office:value="17" calcext:value-type="float">
            <text:p>17</text:p>
          </table:table-cell>
          <table:table-cell table:formula="of:=ROUND(SQRT([.D15]))" office:value-type="float" office:value="62" calcext:value-type="float">
            <text:p>62</text:p>
          </table:table-cell>
          <table:table-cell table:formula="of:=[.B15]/25" office:value-type="float" office:value="1976.48" calcext:value-type="float">
            <text:p>1976,48</text:p>
          </table:table-cell>
          <table:table-cell table:formula="of:=[.B15]/[.$B$1]/[.$D$1]" office:value-type="float" office:value="9.8824" calcext:value-type="float">
            <text:p>9,8824</text:p>
          </table:table-cell>
          <table:table-cell table:formula="of:=[.B15]/([.$B$1]*[.$D$1]/[.$F$1])" office:value-type="float" office:value="4032.0192" calcext:value-type="float">
            <text:p>4032,0192</text:p>
          </table:table-cell>
          <table:table-cell table:formula="of:=[.I15]/[.C15]" office:value-type="float" office:value="310.155323076923" calcext:value-type="float">
            <text:p>310,1553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ble</text:p>
          </table:table-cell>
          <table:table-cell office:value-type="float" office:value="33147" calcext:value-type="float">
            <text:p>33147</text:p>
          </table:table-cell>
          <table:table-cell/>
          <table:table-cell table:formula="of:=ROUND([.B16]/[.C15])" office:value-type="float" office:value="2550" calcext:value-type="float">
            <text:p>2550</text:p>
          </table:table-cell>
          <table:table-cell table:formula="of:=ROUND(SQRT([.B16])/[.C15])" office:value-type="float" office:value="14" calcext:value-type="float">
            <text:p>14</text:p>
          </table:table-cell>
          <table:table-cell table:formula="of:=ROUND(SQRT([.D16]))"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blu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6265" calcext:value-type="float">
            <text:p>16265</text:p>
          </table:table-cell>
          <table:table-cell/>
          <table:table-cell table:formula="of:=ROUND([.B17]/[.C15])" office:value-type="float" office:value="1251" calcext:value-type="float">
            <text:p>1251</text:p>
          </table:table-cell>
          <table:table-cell table:formula="of:=ROUND(SQRT([.B17])/[.C15])" office:value-type="float" office:value="10" calcext:value-type="float">
            <text:p>10</text:p>
          </table:table-cell>
          <table:table-cell table:formula="of:=ROUND(SQRT([.D17]))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full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ight</text:p>
          </table:table-cell>
          <table:table-cell office:value-type="float" office:value="20916" calcext:value-type="float">
            <text:p>20916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table:style-name="ce5" office:value-type="float" office:value="65535" calcext:value-type="float">
            <text:p>65535</text:p>
          </table:table-cell>
          <table:table-cell office:value-type="float" office:value="14.5" calcext:value-type="float">
            <text:p>14,5</text:p>
          </table:table-cell>
          <table:table-cell table:formula="of:=ROUND([.B19]/[.C19])" office:value-type="float" office:value="4520" calcext:value-type="float">
            <text:p>4520</text:p>
          </table:table-cell>
          <table:table-cell table:formula="of:=ROUND(SQRT([.B19])/[.C19])" office:value-type="float" office:value="18" calcext:value-type="float">
            <text:p>18</text:p>
          </table:table-cell>
          <table:table-cell table:formula="of:=ROUND(SQRT([.D19]))" office:value-type="float" office:value="67" calcext:value-type="float">
            <text:p>67</text:p>
          </table:table-cell>
          <table:table-cell table:formula="of:=[.B19]/25" office:value-type="float" office:value="2621.4" calcext:value-type="float">
            <text:p>2621,4</text:p>
          </table:table-cell>
          <table:table-cell table:formula="of:=[.B19]/[.$B$1]/[.$D$1]" office:value-type="float" office:value="13.107" calcext:value-type="float">
            <text:p>13,107</text:p>
          </table:table-cell>
          <table:table-cell table:formula="of:=[.B19]/([.$B$1]*[.$D$1]/[.$F$1])" office:value-type="float" office:value="5347.656" calcext:value-type="float">
            <text:p>5347,656</text:p>
          </table:table-cell>
          <table:table-cell table:formula="of:=[.I19]/[.C19]" office:value-type="float" office:value="368.803862068965" calcext:value-type="float">
            <text:p>368,803862069</text:p>
          </table:table-cell>
          <table:table-cell office:value-type="string" calcext:value-type="string">
            <text:p>IR</text:p>
          </table:table-cell>
          <table:table-cell office:value-type="float" office:value="44619" calcext:value-type="float">
            <text:p>44619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office:value-type="float" office:value="21532" calcext:value-type="float">
            <text:p>21532</text:p>
          </table:table-cell>
          <table:table-cell/>
          <table:table-cell table:formula="of:=ROUND([.B20]/[.C19])" office:value-type="float" office:value="1485" calcext:value-type="float">
            <text:p>1485</text:p>
          </table:table-cell>
          <table:table-cell table:formula="of:=ROUND(SQRT([.B20])/[.C19])" office:value-type="float" office:value="10" calcext:value-type="float">
            <text:p>10</text:p>
          </table:table-cell>
          <table:table-cell table:formula="of:=ROUND(SQRT([.D20])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4003" calcext:value-type="float">
            <text:p>44003</text:p>
          </table:table-cell>
          <table:table-cell/>
          <table:table-cell table:formula="of:=ROUND([.B21]/[.C19])" office:value-type="float" office:value="3035" calcext:value-type="float">
            <text:p>3035</text:p>
          </table:table-cell>
          <table:table-cell table:formula="of:=ROUND(SQRT([.B21])/[.C19])" office:value-type="float" office:value="14" calcext:value-type="float">
            <text:p>14</text:p>
          </table:table-cell>
          <table:table-cell table:formula="of:=ROUND(SQRT([.D21]))"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blu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full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9"/>
          <table:table-cell office:value-type="string" calcext:value-type="string">
            <text:p>light</text:p>
          </table:table-cell>
          <table:table-cell office:value-type="float" office:value="21504" calcext:value-type="float">
            <text:p>21504</text:p>
          </table:table-cell>
          <table:table-cell/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9"/>
          <table:table-cell office:value-type="string" calcext:value-type="string">
            <text:p>IR</text:p>
          </table:table-cell>
          <table:table-cell office:value-type="float" office:value="44031" calcext:value-type="float">
            <text:p>44031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lu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full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ight</text:p>
          </table:table-cell>
          <table:table-cell office:value-type="float" office:value="22590" calcext:value-type="float">
            <text:p>225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0:16:14.086658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47:25.973387462</meta:creation-date>
    <dc:date>2016-12-07T10:45:18.590734860</dc:date>
    <meta:editing-duration>PT42M9S</meta:editing-duration>
    <meta:editing-cycles>15</meta:editing-cycles>
    <meta:generator>LibreOffice/5.1.4.2$Linux_X86_64 LibreOffice_project/10m0$Build-2</meta:generator>
    <meta:document-statistic meta:table-count="2" meta:cell-count="247" meta:object-count="0"/>
  </office:meta>
</office:document-meta>
</file>